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941f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941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3ac2"/>
    </style:style>
    <style:style style:name="T3" style:family="text">
      <style:text-properties officeooo:rsid="0012005b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33573"/>
    </style:style>
    <style:style style:name="T7" style:family="text">
      <style:text-properties officeooo:rsid="001530b7"/>
    </style:style>
    <style:style style:name="T8" style:family="text">
      <style:text-properties officeooo:rsid="0014a4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bitNow!</text:p>
      <text:p text:style-name="P2"/>
      <text:p text:style-name="P2"><text:span text:style-name="T1">1.</text:span> <text:span text:style-name="T1">Opener</text:span> <text:s/></text:p>
      <text:p text:style-name="P2">“Have you ever tried to change a habit or establish a new one, only to find it’s harder than expected? You’re not alone – most people abandon new habits within a few weeks. But imagine if there <text:span text:style-name="T2">was</text:span> an app that could help.”</text:p>
      <text:p text:style-name="P2"/>
      <text:p text:style-name="P2"><text:span text:style-name="T1">2.</text:span> <text:span text:style-name="T1">Greeting</text:span> <text:s/></text:p>
      <text:p text:style-name="P2">“<text:span text:style-name="T3">Welcome everyone</text:span>. Thank you for taking the time to learn about our vision today. My name is Rafaat, and I am a co-founder of HabitNow! I’m excited to introduce you to a solution that empowers people to achieve their goals and sustainably transform their lives.”</text:p>
      <text:p text:style-name="P2"/>
      <text:p text:style-name="P2"><text:span text:style-name="T1">3.</text:span> <text:span text:style-name="T1">Agenda</text:span> <text:s/></text:p>
      <text:p text:style-name="P2">- <text:span text:style-name="T4">What are Habits?</text:span> <text:s/></text:p>
      <text:p text:style-name="P2"><text:s text:c="3"/>An overview of positive and negative habits and their impact on our lives.</text:p>
      <text:p text:style-name="P2">- <text:span text:style-name="T4">Obstacles to Forming Habits</text:span> <text:s/></text:p>
      <text:p text:style-name="P2"><text:s text:c="3"/>The biggest challenges in building new habits and breaking old ones.</text:p>
      <text:p text:style-name="P2">- <text:span text:style-name="T5">What is HabitNow?</text:span> <text:s/></text:p>
      <text:p text:style-name="P2"><text:s text:c="3"/>The app that helps people sustainably develop better habits.</text:p>
      <text:p text:style-name="P2">-<text:span text:style-name="T5"> </text:span><text:span text:style-name="T6">References and Resources</text:span><text:span text:style-name="T5"> </text:span></text:p>
      <text:p text:style-name="P2"/>
      <text:p text:style-name="P2"><text:span text:style-name="T1">4.</text:span> <text:span text:style-name="T1">What Are Habits?</text:span> <text:s/></text:p>
      <text:p text:style-name="P2">“Habits are regular behaviors that often occur automatically and subconsciously. They shape our daily lives and have a direct impact on our quality of life, whether positive or negative. <text:s/></text:p>
      <text:p text:style-name="P2">There are two main categories: <text:s/></text:p>
      <text:p text:style-name="P2">- Positive habits, like regular exercise or healthy eating, enhance our well-being and contribute to a more fulfilling life. <text:s/></text:p>
      <text:p text:style-name="P2">- Negative habits, like excessive junk food consumption or smoking, can harm our health and goals. <text:s/></text:p>
      <text:p text:style-name="P2"><text:span text:style-name="T5">Why is this important?</text:span> <text:s/></text:p>
      <text:p text:style-name="P2">Habits determine much of our daily decisions. By building better habits, we can significantly improve our quality of life over time.”</text:p>
      <text:p text:style-name="P2"/>
      <text:p text:style-name="P2"><text:span text:style-name="T1">5. Obstacles to Forming Habits</text:span> <text:s/></text:p>
      <text:p text:style-name="P2">"Developing new positive habits and breaking negative behaviors is a significant challenge for many. <text:s/></text:p>
      <text:p text:style-name="P2">When it comes to developing positive habits, statistics show that 81% of New Year’s resolutions fail within the first 6 months. Initial motivation often fades quickly, and the discipline needed for long-term success is frequently lacking. <text:s/></text:p>
      <text:p text:style-name="P2"/>
      <text:p text:style-name="P2">Breaking negative habits is just as difficult. For example, 95% to 98% of smokers relapse within 6 to 12 months, even with a strong desire to quit. Old behavior patterns and addiction can easily lead to setbacks. <text:s/></text:p>
      <text:p text:style-name="P2"/>
      <text:p text:style-name="P2">Many people try to eliminate negative habits or start new habits too abruptly, <text:span text:style-name="T7">the reason for this is high motivation</text:span>. While motivation <text:span text:style-name="T8">is a great tool in the beginning, It's unreliable in long terms, </text:span><text:span text:style-name="T7">m</text:span><text:span text:style-name="T8">ainly because its influenced by external facotres.</text:span> Discipline, on the other hand, is internally driven and more consistent. Achieving lasting habit change requires a strategy focused on building discipline, rather than relying solely on motivation."</text:p>
      <text:p text:style-name="P2"/>
      <text:p text:style-name="P2"><text:soft-page-break/><text:span text:style-name="T1">6. What is HabitNow!?</text:span> <text:s/></text:p>
      <text:p text:style-name="P2">“HabitNow! is an innovative app designed to help people build positive habits and break negative behaviors. <text:s/></text:p>
      <text:p text:style-name="P2"/>
      <text:p text:style-name="P2"><text:span text:style-name="T5">How does HabitNow! work?</text:span> <text:s/></text:p>
      <text:p text:style-name="P2">The app sets personalized, achievable goals based on each user’s progress and feedback. Instead of rigid goals, HabitNow! adapts them so that building new habits happens step-by-step. <text:s/></text:p>
      <text:p text:style-name="P2"/>
      <text:p text:style-name="P2">I’d now like to show you the app: [HabitNow! Design](https://www.figma.com/design/6WGi9KapkSp9rWe1Pnq5IH/HabitHive?node-id=0-1&amp;t=AhGVBTMMpjQJis37-1) <text:s/></text:p>
      <text:p text:style-name="P2"/>
      <text:p text:style-name="P2"><text:span text:style-name="T1">7. The Decision Is in Your Hands</text:span> <text:s/></text:p>
      <text:p text:style-name="P2">“With your support, HabitNow! can positively impact people’s lives, helping them reach their goals. Let’s achieve something great together. Thank you!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20:29:22.931000000</meta:creation-date>
    <dc:date>2024-11-27T20:10:18.123000000</dc:date>
    <meta:editing-duration>PT4H10M51S</meta:editing-duration>
    <meta:editing-cycles>9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32" meta:word-count="492" meta:character-count="3179" meta:non-whitespace-character-count="2664"/>
  </office:meta>
</office:document-meta>
</file>